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sans-serif" fo:font-size="14pt" style:font-size-asian="14pt" style:font-size-complex="14pt"/>
    </style:style>
    <style:style style:name="P3" style:family="paragraph" style:parent-style-name="Standard">
      <style:text-properties style:font-name="sans-seri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sans-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sans-serif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ans-serif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sans-serif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text-properties style:font-name="sans-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officeooo:rsid="000760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usion Detection Systems (IDS) and Intrusion Prevention Systems (IPS).</text:p>
      <text:p text:style-name="P2"/>
      <text:p text:style-name="P3">SACCO Network Context.</text:p>
      <text:p text:style-name="P2"><text:span text:style-name="T1">The </text:span>SACCO network includes:</text:p>
      <text:p text:style-name="P2">- Internal Network: Servers hosting member databases, financial applications, and management systems; employee workstations; and internal communication systems.</text:p>
      <text:p text:style-name="P2">- Perimeter: Internet-facing components like firewalls, web servers for online banking, and VPN gateways for remote access.</text:p>
      <text:p text:style-name="P2">- Branch Offices: Connected via WAN or VPN, with local workstations and ATMs.</text:p>
      <text:p text:style-name="P2">- External Interfaces: Connections to third-party services (e.g., payment gateways, mobile banking platforms).</text:p>
      <text:p text:style-name="P2"/>
      <text:p text:style-name="P4">1. Intrusion Detection System (IDS) Deployment</text:p>
      <text:p text:style-name="P2">Purpose: An IDS monitors network traffic and system activities to detect suspicious or malicious behavior, generating alerts for further investigation without actively blocking traffic.</text:p>
      <text:p text:style-name="P2"/>
      <text:p text:style-name="P4">Where to Deploy IDS.</text:p>
      <text:p text:style-name="P5">- Network Perimeter (Behind the Firewall):</text:p>
      <text:p text:style-name="P2"><text:s text:c="2"/>- Place IDS sensors just inside the firewall to monitor incoming and outgoing traffic to/from the internet. This captures attempts to exploit vulnerabilities in the SACCO’s online banking portal or external-facing servers.</text:p>
      <text:p text:style-name="P2">- Example: A sensor monitoring traffic to the web server hosting the SACCO’s member portal.</text:p>
      <text:p text:style-name="P2"/>
      <text:p text:style-name="P6">- Internal Network (Core Segments):</text:p>
      <text:p text:style-name="P2"><text:s text:c="2"/>- Deploy IDS sensors on critical internal network segments, such as those hosting the member database server, financial application servers, or file servers. This detects lateral movement or insider threats.</text:p>
      <text:p text:style-name="P2">- Example: A sensor on the VLAN containing the SACCO’s loan management system.</text:p>
      <text:p text:style-name="P2"/>
      <text:p text:style-name="P5">- Branch Office Networks:</text:p>
      <text:p text:style-name="P2"><text:soft-page-break/>- Install IDS sensors at branch offices, particularly on networks connecting ATMs or local servers to the main office, to detect localized threats like malware from compromised devices.</text:p>
      <text:p text:style-name="P2"/>
      <text:p text:style-name="P5">- DMZ (Demilitarized Zone):</text:p>
      <text:p text:style-name="P2"><text:s text:c="2"/>- Place IDS in the DMZ to monitor traffic to public-facing services (e.g., web or email servers) for signs of attacks like SQL injection or DDoS attempts.</text:p>
      <text:p text:style-name="P2"/>
      <text:p text:style-name="P4">How IDS Performs Its Tasks.</text:p>
      <text:p text:style-name="P2"><text:span text:style-name="T2">- Passive Monitoring: </text:span>The IDS analyzes network packets or system logs in real-time, comparing them against a database of known attack signatures or behavioral anomalies.</text:p>
      <text:p text:style-name="P2"><text:span text:style-name="T2">- Example: </text:span>Detecting a brute-force login attempt on the SACCO’s online banking portal by identifying repeated failed login attempts from a single IP.</text:p>
      <text:p text:style-name="P2"/>
      <text:p text:style-name="P2"><text:span text:style-name="T2">- Signature-Based Detection: </text:span>Identifies known attack patterns, such as malware signatures or specific exploit attempts.</text:p>
      <text:p text:style-name="P2"><text:span text:style-name="T2">- Example: </text:span>Alerting on a packet containing “SELECT * FROM” targeting the member database, indicating a potential SQL injection.</text:p>
      <text:p text:style-name="P2"/>
      <text:p text:style-name="P2"><text:span text:style-name="T2">- Anomaly-Based Detection: </text:span>Flags deviations from normal traffic patterns, such as unusual data transfers from the financial server.</text:p>
      <text:p text:style-name="P2"><text:span text:style-name="T2">- Example: </text:span>Detecting an employee workstation sending large volumes of data to an external IP, suggesting data exfiltration.</text:p>
      <text:p text:style-name="P2"/>
      <text:p text:style-name="P2"><text:span text:style-name="T2">- Alert Generation: </text:span>Sends alerts to the SACCO’s IT/security team via email, SIEM (Security Information and Event Management) system, or dashboard for manual investigation.</text:p>
      <text:p text:style-name="P2"><text:span text:style-name="T2">- Example: </text:span>Notifying the team of a detected phishing attempt targeting employee credentials.</text:p>
      <text:p text:style-name="P2"/>
      <text:p text:style-name="P2"><text:span text:style-name="T2">- Log Analysis: </text:span>Monitors server and application logs for suspicious activities, such as unauthorized access attempts to the SACCO’s core banking system.</text:p>
      <text:p text:style-name="P2"/>
      <text:p text:style-name="P5">Example IDS Rule.</text:p>
      <text:p text:style-name="P7"><text:soft-page-break/>Alert TCP any any -&gt; 192.168.10.0/24 443 (msg:"Suspicious Login Attempts"; content:"failed login"; threshold: type threshold, track by_src, count 5, seconds 60; sid:10003;) <text:s/></text:p>
      <text:p text:style-name="P2">This rule alerts if five failed login attempts occur within 60 seconds to the SACCO’s HTTPS-based member portal, indicating a potential brute-force attack.</text:p>
      <text:p text:style-name="P2"/>
      <text:p text:style-name="P4">2. Intrusion Prevention System (IPS) Deployment.</text:p>
      <text:p text:style-name="P2"><text:span text:style-name="T2">Purpose: </text:span>An IPS actively monitors and blocks malicious traffic in real-time, preventing attacks from reaching their targets, in addition to detecting them.</text:p>
      <text:p text:style-name="P2"/>
      <text:p text:style-name="P4">Where to Deploy IPS.</text:p>
      <text:p text:style-name="P5">- Network Perimeter (Inline with Firewall):</text:p>
      <text:p text:style-name="P2"><text:s text:c="2"/>- Deploy IPS inline between the external firewall and the internal network to inspect and block malicious traffic entering or leaving the SACCO network.</text:p>
      <text:p text:style-name="P2"><text:span text:style-name="T2">- Example:</text:span> Blocking SQL injection attempts targeting the online banking web server.</text:p>
      <text:p text:style-name="P2"/>
      <text:p text:style-name="P5">- DMZ:</text:p>
      <text:p text:style-name="P2"><text:s text:c="2"/>- Place IPS inline in the DMZ to protect public-facing services like the SACCO’s web or mobile banking servers from direct attacks.</text:p>
      <text:p text:style-name="P2"><text:span text:style-name="T2">- Example: </text:span>Preventing DDoS attacks targeting the member portal.</text:p>
      <text:p text:style-name="P2"/>
      <text:p text:style-name="P5">- Internal Network (Critical Segments):</text:p>
      <text:p text:style-name="P2"><text:s text:c="2"/>- Deploy IPS inline on critical internal segments, such as those hosting the database or financial application servers, to block internal threats like malware spreading between systems.</text:p>
      <text:p text:style-name="P2"><text:span text:style-name="T2">- Example: </text:span>Stopping ransomware propagating from an infected workstation to the loan processing server.</text:p>
      <text:p text:style-name="P2"/>
      <text:p text:style-name="P5">- Branch Office Connections:</text:p>
      <text:p text:style-name="P2"><text:s text:c="2"/>- Position IPS on WAN or VPN links connecting branch offices to the main office to block malicious traffic originating from compromised branch devices.</text:p>
      <text:p text:style-name="P2"><text:soft-page-break/><text:span text:style-name="T2">- Example: </text:span>Blocking unauthorized access attempts to the main database from a branch ATM.</text:p>
      <text:p text:style-name="P2"/>
      <text:p text:style-name="P5">- Cloud/Hosted Services:</text:p>
      <text:p text:style-name="P2"><text:s text:c="2"/>- If the SACCO uses cloud-based services (e.g., for mobile banking), deploy a cloud-native IPS to protect traffic between the SACCO’s network and the cloud provider.</text:p>
      <text:p text:style-name="P2"/>
      <text:p text:style-name="P8">How IPS Performs Its Tasks.</text:p>
      <text:p text:style-name="P2"><text:span text:style-name="T2">- Active Blocking: </text:span>Inspects packets in real-time and drops those matching attack signatures or anomalous behavior, preventing them from reaching their destination.</text:p>
      <text:p text:style-name="P2"><text:span text:style-name="T2">- Example: </text:span>Dropping packets containing a known ransomware signature targeting the SACCO’s file server.</text:p>
      <text:p text:style-name="P2"/>
      <text:p text:style-name="P2"><text:span text:style-name="T2">- Signature-Based Prevention: </text:span>Blocks traffic matching known attack patterns, such as exploits targeting vulnerabilities in the SACCO’s software.</text:p>
      <text:p text:style-name="P2"><text:span text:style-name="T2">- Example: </text:span>Blocking a packet exploiting a known vulnerability in the web server’s software (e.g., CVE-2025-XXXX).</text:p>
      <text:p text:style-name="P2"/>
      <text:p text:style-name="P2"><text:span text:style-name="T2">- Anomaly-Based Prevention: </text:span>Blocks traffic that deviates significantly from established baselines, such as unusual data transfers.</text:p>
      <text:p text:style-name="P2"><text:span text:style-name="T2">- Example: </text:span>Blocking a workstation uploading sensitive member data to an unrecognized external server.</text:p>
      <text:p text:style-name="P2"/>
      <text:p text:style-name="P2"><text:span text:style-name="T2">- Protocol Analysis: </text:span>Ensures compliance with protocol standards, dropping malformed packets that could exploit vulnerabilities.</text:p>
      <text:p text:style-name="P2"><text:span text:style-name="T2">- Example: </text:span>Dropping malformed HTTP requests to the SACCO’s online portal that could trigger a buffer overflow.</text:p>
      <text:p text:style-name="P2"/>
      <text:p text:style-name="P2"><text:span text:style-name="T2">- Integration with SIEM: </text:span>Logs blocked actions and alerts the IT team for further analysis, ensuring transparency in prevention activities.</text:p>
      <text:p text:style-name="P2"/>
      <text:p text:style-name="P5">Example IPS Rule</text:p>
      <text:p text:style-name="P7">Drop TCP any any -&gt; 192.168.10.0/24 80 (msg:"Block SQL Injection"; content:"SELECT * FROM"; nocase; sid:10004;)</text:p>
      <text:p text:style-name="P2"><text:soft-page-break/>This rule drops packets containing “SELECT * FROM” targeting the SACCO’s web server on port 80, preventing a potential SQL injection attack.</text:p>
      <text:p text:style-name="P2"/>
      <text:p text:style-name="P4">Key Differences in Deployment</text:p>
      <text:p text:style-name="P2">- IDS is Passive: Deployed out-of-band (e.g., via a network tap or SPAN port) to monitor copies of traffic without interrupting flow. It focuses on detection and alerting for post-incident analysis.</text:p>
      <text:p text:style-name="P2">- IPS is Active: Deployed inline to inspect and block traffic in real-time, directly preventing attacks but requiring careful tuning to avoid false positives that could disrupt legitimate traffic.</text:p>
      <text:p text:style-name="P2">- Placement Strategy:</text:p>
      <text:p text:style-name="P2"><text:s text:c="2"/>- IDS can be deployed more broadly across the network to monitor multiple segments, as it doesn’t impact traffic flow.</text:p>
      <text:p text:style-name="P2"><text:s text:c="2"/>- IPS is strategically placed at choke points (e.g., perimeter, DMZ, or critical segments) to maximize protection while minimizing performance impact.</text:p>
      <text:p text:style-name="P2"/>
      <text:p text:style-name="P4">Practical Considerations for SACCO</text:p>
      <text:p text:style-name="P2">- Resource Constraints: SACCOs often have limited IT budgets, so consider cost-effective solutions like open-source IDS/IPS (e.g., Snort, Suricata) or cloud-based security services.</text:p>
      <text:p text:style-name="P2">- Tuning Rules: Customize IDS/IPS rules to the SACCO’s specific applications (e.g., core banking software, mobile apps) to reduce false positives and focus on relevant threats.</text:p>
      <text:p text:style-name="P2">- Integration: Combine IDS/IPS with a SIEM system for centralized logging and correlation of alerts, improving incident response.</text:p>
      <text:p text:style-name="P2">- Regulatory Compliance: Ensure IDS/IPS deployments align with financial regulations (e.g., PCI DSS for payment systems or local data protection laws), logging all security events for audits.</text:p>
      <text:p text:style-name="P2">- Redundancy: Use high-availability IPS configurations to avoid single points of failure, as inline devices can disrupt connectivity if they fail.</text:p>
      <text:p text:style-name="P2"/>
      <text:p text:style-name="P2">Example Topology</text:p>
      <text:p text:style-name="P7">Internet</text:p>
      <text:p text:style-name="P7"><text:s text:c="2"/>|</text:p>
      <text:p text:style-name="P7">[External Firewall] --- [IPS (Inline)] --- [DMZ: Web Server, Email Server]</text:p>
      <text:p text:style-name="P7"><text:soft-page-break/><text:s text:c="2"/>| <text:s text:c="38"/>[IDS (Monitoring DMZ Traffic)]</text:p>
      <text:p text:style-name="P7"><text:s text:c="2"/>|</text:p>
      <text:p text:style-name="P7">[Internal Firewall] --- [IPS (Inline)] --- [Internal Network: Database, App Servers]</text:p>
      <text:p text:style-name="P7"><text:s text:c="2"/>| <text:s text:c="38"/>[IDS (Monitoring Internal Traffic)]</text:p>
      <text:p text:style-name="P7"><text:s text:c="2"/>|</text:p>
      <text:p text:style-name="P7">[VPN/WAN] --- [IPS (Inline)] --- [Branch Office: ATMs, Workstations]</text:p>
      <text:p text:style-name="P2"><text:span text:style-name="T3"><text:s text:c="16"/>[IDS (Monitoring Branch Traffic)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3:27:28.087151300</meta:creation-date>
    <dc:date>2025-09-29T13:41:30.564824633</dc:date>
    <meta:editing-duration>PT2M24S</meta:editing-duration>
    <meta:editing-cycles>1</meta:editing-cycles>
    <meta:document-statistic meta:table-count="0" meta:image-count="0" meta:object-count="0" meta:page-count="6" meta:paragraph-count="86" meta:word-count="1204" meta:character-count="8466" meta:non-whitespace-character-count="7224"/>
    <meta:generator>LibreOffice/25.2.6.2$Linux_X86_64 LibreOffice_project/40d1a0e1d5bdf1afaeae24d9ece32bbb00fa66a4</meta:generator>
  </office:meta>
</office:document-meta>
</file>